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66pt" style:font-size-asian="66pt" style:font-size-complex="66pt"/>
    </style:style>
    <style:style style:name="P2" style:family="paragraph" style:parent-style-name="Standard">
      <style:paragraph-properties fo:text-align="center" style:justify-single-word="false"/>
      <style:text-properties style:font-name="Arial" fo:font-size="66pt" officeooo:paragraph-rsid="000ef2af" style:font-size-asian="66pt" style:font-size-complex="66pt"/>
    </style:style>
    <style:style style:name="P3" style:family="paragraph" style:parent-style-name="Standard">
      <style:paragraph-properties fo:text-align="center" style:justify-single-word="false"/>
      <style:text-properties style:font-name="Arial" fo:font-size="66pt" style:font-size-asian="57.75pt" style:font-size-complex="66pt"/>
    </style:style>
    <style:style style:name="P4" style:family="paragraph" style:parent-style-name="Standard">
      <style:paragraph-properties fo:text-align="center" style:justify-single-word="false"/>
      <style:text-properties style:font-name="Arial" fo:font-size="250pt" style:font-size-asian="250pt" style:font-size-complex="250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Arial" fo:font-size="66pt" style:font-size-asian="66pt" style:font-size-complex="66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Arial" fo:font-size="66pt" officeooo:paragraph-rsid="000ef2af" style:font-size-asian="66pt" style:font-size-complex="66pt"/>
    </style:style>
    <style:style style:name="P7" style:family="paragraph" style:parent-style-name="Standard">
      <style:paragraph-properties fo:text-align="center" style:justify-single-word="false"/>
      <style:text-properties style:font-name="Arial" fo:font-size="66pt" officeooo:rsid="0009d4d5" officeooo:paragraph-rsid="000ef2af" style:font-size-asian="66pt" style:font-size-complex="6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6pt" officeooo:rsid="0009d4d5" officeooo:paragraph-rsid="000f2b73" style:font-size-asian="66pt" style:font-size-complex="66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Arial" fo:font-size="66pt" officeooo:paragraph-rsid="000f2b73" style:font-size-asian="66pt" style:font-size-complex="66pt"/>
    </style:style>
    <style:style style:name="T1" style:family="text">
      <style:text-properties officeooo:rsid="000f2b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PU-Leiter</text:p>
      <text:p text:style-name="P1"/>
      <text:p text:style-name="P1"/>
      <text:p text:style-name="P4"/>
      <text:p text:style-name="P3"/>
      <text:p text:style-name="P9">Speicherzeiger</text:p>
      <text:p text:style-name="P1"/>
      <text:p text:style-name="P4"/>
      <text:p text:style-name="P3"/>
      <text:p text:style-name="P6">Rechenknecht</text:p>
      <text:p text:style-name="P7">Blatt <text:span text:style-name="T1">1</text:span></text:p>
      <text:p text:style-name="P1"/>
      <text:p text:style-name="P1"/>
      <text:p text:style-name="P4"/>
      <text:p text:style-name="P9">Rechenknecht</text:p>
      <text:p text:style-name="P8">Blatt <text:span text:style-name="T1">2</text:span></text:p>
      <text:p text:style-name="P1"/>
      <text:p text:style-name="P4"/>
      <text:p text:style-name="P5">Zeitgeber</text:p>
      <text:p text:style-name="P1"/>
      <text:p text:style-name="P1"/>
      <text:p text:style-name="P4"/>
      <text:p text:style-name="P5">Bildschirm</text:p>
      <text:p text:style-name="P1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Jampen</meta:initial-creator>
    <meta:creation-date>2011-01-24T08:42:46</meta:creation-date>
    <dc:date>2019-01-10T09:54:42.657581063</dc:date>
    <dc:creator>Tom Jampen</dc:creator>
    <meta:editing-duration>PT16M27S</meta:editing-duration>
    <meta:editing-cycles>9</meta:editing-cycles>
    <meta:generator>LibreOffice/6.1.2.1$Linux_X86_64 LibreOffice_project/10$Build-1</meta:generator>
    <meta:document-statistic meta:table-count="0" meta:image-count="0" meta:object-count="0" meta:page-count="6" meta:paragraph-count="8" meta:word-count="10" meta:character-count="81" meta:non-whitespace-character-count="79"/>
  </office:meta>
</office:document-meta>
</file>